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8pt" style:text-underline-style="solid" style:text-underline-width="auto" style:text-underline-color="font-color" fo:font-weight="bold" officeooo:rsid="0016a5d2" officeooo:paragraph-rsid="001796df" style:font-size-asian="15.75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8pt" style:text-underline-style="solid" style:text-underline-width="auto" style:text-underline-color="font-color" fo:font-weight="bold" officeooo:rsid="0016a5d2" officeooo:paragraph-rsid="001eeb2b" style:font-size-asian="15.75pt" style:font-weight-asian="bold" style:font-size-complex="18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8pt" style:text-underline-style="solid" style:text-underline-width="auto" style:text-underline-color="font-color" fo:font-weight="bold" officeooo:rsid="0010e897" officeooo:paragraph-rsid="001796df" style:font-size-asian="15.75pt" style:font-weight-asian="bold" style:font-size-complex="18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8pt" style:text-underline-style="solid" style:text-underline-width="auto" style:text-underline-color="font-color" fo:font-weight="bold" officeooo:rsid="00134eca" officeooo:paragraph-rsid="001796df" style:font-size-asian="15.75pt" style:font-weight-asian="bold" style:font-size-complex="18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8pt" style:text-underline-style="solid" style:text-underline-width="auto" style:text-underline-color="font-color" fo:font-weight="bold" officeooo:rsid="00134eca" officeooo:paragraph-rsid="001a6133" style:font-size-asian="15.75pt" style:font-weight-asian="bold" style:font-size-complex="18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8pt" style:text-underline-style="solid" style:text-underline-width="auto" style:text-underline-color="font-color" fo:font-weight="bold" officeooo:rsid="00134eca" officeooo:paragraph-rsid="001d9308" style:font-size-asian="15.75pt" style:font-weight-asian="bold" style:font-size-complex="18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8pt" style:text-underline-style="solid" style:text-underline-width="auto" style:text-underline-color="font-color" fo:font-weight="bold" officeooo:rsid="00134eca" officeooo:paragraph-rsid="001eeb2b" style:font-size-asian="15.75pt" style:font-weight-asian="bold" style:font-size-complex="18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8pt" style:text-underline-style="solid" style:text-underline-width="auto" style:text-underline-color="font-color" fo:font-weight="bold" officeooo:rsid="00191179" officeooo:paragraph-rsid="001796df" style:font-size-asian="15.75pt" style:font-weight-asian="bold" style:font-size-complex="18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8pt" style:text-underline-style="solid" style:text-underline-width="auto" style:text-underline-color="font-color" fo:font-weight="bold" officeooo:rsid="001eeb2b" officeooo:paragraph-rsid="001eeb2b" style:font-size-asian="15.75pt" style:font-weight-asian="bold" style:font-size-complex="18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8pt" style:text-underline-style="solid" style:text-underline-width="auto" style:text-underline-color="font-color" fo:font-weight="normal" officeooo:rsid="00134eca" officeooo:paragraph-rsid="001796df" style:font-size-asian="15.75pt" style:font-weight-asian="normal" style:font-size-complex="18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8pt" style:text-underline-style="none" fo:font-weight="normal" officeooo:rsid="00134eca" officeooo:paragraph-rsid="001796df" style:font-size-asian="15.75pt" style:font-weight-asian="normal" style:font-size-complex="18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8pt" style:text-underline-style="none" fo:font-weight="normal" officeooo:rsid="00134eca" officeooo:paragraph-rsid="001d9308" style:font-size-asian="15.75pt" style:font-weight-asian="normal" style:font-size-complex="18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8pt" style:text-underline-style="none" fo:font-weight="normal" officeooo:rsid="00145b25" officeooo:paragraph-rsid="001796df" style:font-size-asian="15.75pt" style:font-weight-asian="normal" style:font-size-complex="18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8pt" style:text-underline-style="none" fo:font-weight="normal" officeooo:rsid="00145b25" officeooo:paragraph-rsid="001d9308" style:font-size-asian="15.75pt" style:font-weight-asian="normal" style:font-size-complex="18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8pt" style:text-underline-style="none" fo:font-weight="normal" officeooo:rsid="00145b25" officeooo:paragraph-rsid="001a020d" style:font-size-asian="15.75pt" style:font-weight-asian="normal" style:font-size-complex="18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8pt" style:text-underline-style="none" fo:font-weight="normal" officeooo:rsid="0016a5d2" officeooo:paragraph-rsid="001796df" style:font-size-asian="15.75pt" style:font-weight-asian="normal" style:font-size-complex="18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8pt" style:text-underline-style="none" fo:font-weight="normal" officeooo:rsid="0016a5d2" officeooo:paragraph-rsid="001a6133" style:font-size-asian="15.75pt" style:font-weight-asian="normal" style:font-size-complex="18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8pt" style:text-underline-style="none" fo:font-weight="normal" officeooo:rsid="0016a5d2" officeooo:paragraph-rsid="001c1326" style:font-size-asian="15.75pt" style:font-weight-asian="normal" style:font-size-complex="18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8pt" style:text-underline-style="none" fo:font-weight="normal" officeooo:rsid="0016a5d2" officeooo:paragraph-rsid="001eeb2b" style:font-size-asian="15.75pt" style:font-weight-asian="normal" style:font-size-complex="18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8pt" style:text-underline-style="none" fo:font-weight="normal" officeooo:rsid="00191179" officeooo:paragraph-rsid="001796df" style:font-size-asian="15.75pt" style:font-weight-asian="normal" style:font-size-complex="18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8pt" style:text-underline-style="none" fo:font-weight="normal" officeooo:rsid="001a020d" officeooo:paragraph-rsid="001a020d" style:font-size-asian="15.75pt" style:font-weight-asian="normal" style:font-size-complex="18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8pt" style:text-underline-style="none" fo:font-weight="normal" officeooo:rsid="001d9308" officeooo:paragraph-rsid="001d9308" style:font-size-asian="15.75pt" style:font-weight-asian="normal" style:font-size-complex="18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8pt" style:text-underline-style="none" fo:font-weight="normal" officeooo:rsid="001eeb2b" officeooo:paragraph-rsid="001eeb2b" style:font-size-asian="15.75pt" style:font-weight-asian="normal" style:font-size-complex="18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8pt" style:text-underline-style="none" fo:font-weight="bold" officeooo:rsid="00134eca" officeooo:paragraph-rsid="001796df" style:font-size-asian="15.75pt" style:font-weight-asian="bold" style:font-size-complex="18pt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size="18pt" style:text-underline-style="none" fo:font-weight="bold" officeooo:rsid="0016a5d2" officeooo:paragraph-rsid="001796df" style:font-size-asian="15.75pt" style:font-weight-asian="bold" style:font-size-complex="18pt" style:font-weight-complex="bold"/>
    </style:style>
    <style:style style:name="P26" style:family="paragraph" style:parent-style-name="Standard">
      <style:paragraph-properties fo:text-align="center" style:justify-single-word="false"/>
      <style:text-properties fo:font-size="36pt" style:text-underline-style="solid" style:text-underline-width="auto" style:text-underline-color="font-color" fo:font-weight="bold" officeooo:rsid="0010e897" officeooo:paragraph-rsid="001796df" style:font-size-asian="31.5pt" style:font-weight-asian="bold" style:font-size-complex="36pt" style:font-weight-complex="bold"/>
    </style:style>
    <style:style style:name="P27" style:family="paragraph" style:parent-style-name="Standard">
      <style:paragraph-properties fo:text-align="center" style:justify-single-word="false"/>
      <style:text-properties fo:font-size="36pt" style:text-underline-style="solid" style:text-underline-width="auto" style:text-underline-color="font-color" fo:font-weight="bold" officeooo:rsid="00129eb5" officeooo:paragraph-rsid="001796df" style:font-size-asian="31.5pt" style:font-weight-asian="bold" style:font-size-complex="36pt" style:font-weight-complex="bold"/>
    </style:style>
    <style:style style:name="P28" style:family="paragraph" style:parent-style-name="Standard">
      <style:paragraph-properties fo:text-align="start" style:justify-single-word="false"/>
      <style:text-properties fo:font-size="15pt" style:text-underline-style="none" fo:font-weight="normal" officeooo:rsid="001eeb2b" officeooo:paragraph-rsid="001eeb2b" style:font-size-asian="15pt" style:font-weight-asian="normal" style:font-size-complex="15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5pt" style:text-underline-style="none" fo:font-weight="normal" officeooo:rsid="00191179" officeooo:paragraph-rsid="001796df" style:font-size-asian="15pt" style:font-weight-asian="normal" style:font-size-complex="15pt" style:font-weight-complex="normal"/>
    </style:style>
    <style:style style:name="P30" style:family="paragraph" style:parent-style-name="Standard">
      <style:paragraph-properties fo:text-align="start" style:justify-single-word="false" fo:padding-left="0in" fo:padding-right="0in" fo:padding-top="0in" fo:padding-bottom="0.0291in" fo:border-left="none" fo:border-right="none" fo:border-top="none" fo:border-bottom="0.06pt solid #000000" style:join-border="false"/>
      <style:text-properties fo:font-size="18pt" style:text-underline-style="solid" style:text-underline-width="auto" style:text-underline-color="font-color" fo:font-weight="bold" officeooo:rsid="00134eca" officeooo:paragraph-rsid="001d9308" style:font-size-asian="15.75pt" style:font-weight-asian="bold" style:font-size-complex="18pt" style:font-weight-complex="bold"/>
    </style:style>
    <style:style style:name="P31" style:family="paragraph" style:parent-style-name="Standard">
      <style:paragraph-properties fo:text-align="start" style:justify-single-word="false" fo:padding-left="0in" fo:padding-right="0in" fo:padding-top="0in" fo:padding-bottom="0.0291in" fo:border-left="none" fo:border-right="none" fo:border-top="none" fo:border-bottom="0.06pt solid #000000" style:join-border="false"/>
      <style:text-properties fo:font-size="18pt" style:text-underline-style="none" fo:font-weight="normal" officeooo:rsid="00134eca" officeooo:paragraph-rsid="001d9308" style:font-size-asian="15.75pt" style:font-weight-asian="normal" style:font-size-complex="18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8pt" style:text-underline-style="none" fo:font-weight="normal" officeooo:rsid="001d9308" officeooo:paragraph-rsid="001d9308" style:font-size-asian="15.75pt" style:font-weight-asian="normal" style:font-size-complex="18pt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8pt" style:text-underline-style="none" fo:font-weight="normal" officeooo:rsid="001d9308" officeooo:paragraph-rsid="001796df" style:font-size-asian="15.75pt" style:font-weight-asian="normal" style:font-size-complex="18pt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8pt" style:text-underline-style="none" fo:font-weight="normal" officeooo:rsid="00134eca" officeooo:paragraph-rsid="001d9308" style:font-size-asian="15.75pt" style:font-weight-asian="normal" style:font-size-complex="18pt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8pt" style:text-underline-style="none" fo:font-weight="normal" officeooo:rsid="0005c2a6" officeooo:paragraph-rsid="0020b646" style:font-size-asian="15.75pt" style:font-weight-asian="normal" style:font-size-complex="18pt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18pt" style:text-underline-style="solid" style:text-underline-width="auto" style:text-underline-color="font-color" fo:font-weight="bold" officeooo:rsid="00134eca" officeooo:paragraph-rsid="0020b646" style:font-size-asian="15.75pt" style:font-weight-asian="bold" style:font-size-complex="18pt" style:font-weight-complex="bold"/>
    </style:style>
    <style:style style:name="P37" style:family="paragraph" style:parent-style-name="Standard">
      <style:paragraph-properties fo:text-align="start" style:justify-single-word="false" fo:padding-left="0in" fo:padding-right="0in" fo:padding-top="0in" fo:padding-bottom="0.0291in" fo:border-left="none" fo:border-right="none" fo:border-top="none" fo:border-bottom="0.06pt solid #000000" style:join-border="false"/>
      <style:text-properties fo:font-size="18pt" style:text-underline-style="none" fo:font-weight="normal" officeooo:rsid="001d9308" officeooo:paragraph-rsid="001d9308" style:font-size-asian="15.75pt" style:font-weight-asian="normal" style:font-size-complex="18pt" style:font-weight-complex="normal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officeooo:rsid="00145b25"/>
    </style:style>
    <style:style style:name="T4" style:family="text">
      <style:text-properties officeooo:rsid="0016a5d2"/>
    </style:style>
    <style:style style:name="T5" style:family="text">
      <style:text-properties officeooo:rsid="00155775"/>
    </style:style>
    <style:style style:name="T6" style:family="text">
      <style:text-properties officeooo:rsid="0018a01e"/>
    </style:style>
    <style:style style:name="T7" style:family="text">
      <style:text-properties officeooo:rsid="00191179"/>
    </style:style>
    <style:style style:name="T8" style:family="text">
      <style:text-properties officeooo:rsid="00195196"/>
    </style:style>
    <style:style style:name="T9" style:family="text">
      <style:text-properties officeooo:rsid="001a020d"/>
    </style:style>
    <style:style style:name="T10" style:family="text">
      <style:text-properties officeooo:rsid="001a6133"/>
    </style:style>
    <style:style style:name="T11" style:family="text">
      <style:text-properties officeooo:rsid="001d9308"/>
    </style:style>
    <style:style style:name="T12" style:family="text">
      <style:text-properties officeooo:rsid="001eeb2b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size="15pt" style:font-size-asian="15pt" style:font-size-complex="15pt"/>
    </style:style>
    <style:style style:name="T15" style:family="text">
      <style:text-properties fo:font-size="20pt" fo:font-weight="bold" style:font-size-asian="20pt" style:font-weight-asian="bold" style:font-size-complex="20pt" style:font-weight-complex="bold"/>
    </style:style>
    <style:style style:name="T16" style:family="text">
      <style:text-properties officeooo:rsid="0020b64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>SETTING IPA SERVER ON CENTOS</text:p>
      <text:p text:style-name="P26"/>
      <text:p text:style-name="P27">[centralized authentication system]</text:p>
      <text:p text:style-name="P27"/>
      <text:p text:style-name="P3"/>
      <text:p text:style-name="P3"/>
      <text:p text:style-name="P4">steps for installing ipa server:</text:p>
      <text:p text:style-name="P4"/>
      <text:p text:style-name="P4"/>
      <text:p text:style-name="P4">step1:<text:span text:style-name="T1"> setting up a static ip address for the server and the host</text:span></text:p>
      <text:p text:style-name="P30"><text:span text:style-name="T1"><text:tab/></text:span><text:span text:style-name="T2">1)In this lab the server address is</text:span></text:p>
      <text:p text:style-name="P22"><text:tab/><text:tab/>ip: 192.168.0.102</text:p>
      <text:p text:style-name="P22"><text:tab/><text:tab/>gateway:192.168.0.1</text:p>
      <text:p text:style-name="P37"><text:tab/><text:tab/>dns: 8.8.8.8</text:p>
      <text:p text:style-name="P33"/>
      <text:p text:style-name="P12"><text:tab/><text:tab/>and the client address</text:p>
      <text:p text:style-name="P31"><text:s/></text:p>
      <text:p text:style-name="P22"><text:tab/>ip:192.168.0.103</text:p>
      <text:p text:style-name="P12"><text:tab/><text:span text:style-name="T11">gateway: 192.168.0.1</text:span></text:p>
      <text:p text:style-name="P12"><text:tab/><text:span text:style-name="T11">dns:192.168.0.102 [server address]</text:span></text:p>
      <text:p text:style-name="P12"/>
      <text:p text:style-name="P12"/>
      <text:p text:style-name="P36"><text:span text:style-name="T16">restart the connection to take effect</text:span>:</text:p>
      <text:p text:style-name="P35">5) nmcli device down &lt;NIC/device&gt; <text:s/>/ ifdown &lt;NIC&gt;</text:p>
      <text:p text:style-name="P35"><text:soft-page-break/>6) nmcli device up &lt;NIC/device&gt; <text:s text:c="6"/>/ ifup <text:s text:c="2"/>&lt;NIC&gt;</text:p>
      <text:p text:style-name="P12"/>
      <text:p text:style-name="P22">[important note if you give the client dns to the server address you have to install packages from local repository unless you have a second nic connected to the internet because in order to work with online repository you need a public dns like 8.8.8.8 but if you use the local repo in the client its all fine]</text:p>
      <text:p text:style-name="P11"/>
      <text:p text:style-name="P11">[see the ip address section for the process of giving a static ip address]</text:p>
      <text:p text:style-name="P11"/>
      <text:p text:style-name="P4">step2: <text:span text:style-name="T1"><text:s/>set a static host name of the server using ‘hostnamectl’ command</text:span></text:p>
      <text:p text:style-name="P24">[server]</text:p>
      <text:p text:style-name="P11">1) =&gt; hostnamectl set-hostname “ipa.<text:span text:style-name="T11">it</text:span>.<text:span text:style-name="T11">local</text:span>”</text:p>
      <text:p text:style-name="P11">2) =&gt; exec bash</text:p>
      <text:p text:style-name="P11"/>
      <text:p text:style-name="P11"/>
      <text:p text:style-name="P4">step<text:span text:style-name="T8">2</text:span>: <text:s/>edit the “/etc/hosts” of the <text:span text:style-name="T8">server</text:span></text:p>
      <text:p text:style-name="P4"/>
      <text:p text:style-name="P11">=&gt; vim /etc/hosts</text:p>
      <text:p text:style-name="P11">[add this line </text:p>
      <text:p text:style-name="P11"><text:tab/></text:p>
      <text:p text:style-name="P11"><text:tab/><text:span text:style-name="T11">192.168.0.102</text:span> ipa.<text:span text:style-name="T11">it</text:span>.<text:span text:style-name="T11">local<text:tab/></text:span>ipa</text:p>
      <text:p text:style-name="P11"><text:tab/><text:span text:style-name="T11">192.168.0.103 client1.it.local<text:tab/><text:tab/>client1</text:span></text:p>
      <text:p text:style-name="P11">]</text:p>
      <text:p text:style-name="P10"/>
      <text:p text:style-name="P4">step<text:span text:style-name="T3">4</text:span>: <text:s/><text:span text:style-name="T3">test with ping commnad</text:span></text:p>
      <text:p text:style-name="P11"/>
      <text:p text:style-name="P13"/>
      <text:p text:style-name="P13"><text:span text:style-name="T9">1</text:span>)=&gt; ping ipa.<text:span text:style-name="T11">it.local</text:span></text:p>
      <text:p text:style-name="P13"/>
      <text:p text:style-name="P4"><text:soft-page-break/>step<text:span text:style-name="T3">5</text:span>: <text:s/><text:span text:style-name="T3">update the server repository</text:span></text:p>
      <text:p text:style-name="P4"/>
      <text:p text:style-name="P13">1) =&gt;yum update -y</text:p>
      <text:p text:style-name="P21">or [if you use local repository]</text:p>
      <text:p text:style-name="P21">yum update disablerepo="*" enablerepo='myrepo'</text:p>
      <text:p text:style-name="P21"/>
      <text:p text:style-name="P6">step<text:span text:style-name="T11">(add)</text:span>: <text:s/><text:span text:style-name="T11">reboot the system</text:span></text:p>
      <text:p text:style-name="P6"/>
      <text:p text:style-name="P14">1) =&gt;<text:span text:style-name="T11">reboot</text:span></text:p>
      <text:p text:style-name="P4"/>
      <text:p text:style-name="P4">step<text:span text:style-name="T9">6</text:span>: <text:span text:style-name="T3">install “free-Ipa” packages in server machine</text:span></text:p>
      <text:p text:style-name="P11"/>
      <text:p text:style-name="P13">[server]</text:p>
      <text:p text:style-name="P15">1) =&gt; yum install <text:span text:style-name="T9">disablerepo="*" enablerepo='myrepo'</text:span> ipa-server <text:span text:style-name="T9">bind-dyndb-ldap</text:span> ipa-server-dns -y</text:p>
      <text:p text:style-name="P15"/>
      <text:p text:style-name="P22">[or you can remove all the online repo and add only the local yum repo then the command is]</text:p>
      <text:p text:style-name="P22"/>
      <text:p text:style-name="P14"><text:span text:style-name="T11">2</text:span>) =&gt; yum install ipa-server <text:span text:style-name="T9">bind-dyndb-ldap</text:span> ipa-server-dns -y</text:p>
      <text:p text:style-name="P10"/>
      <text:p text:style-name="P10"/>
      <text:p text:style-name="P4">step<text:span text:style-name="T4">8</text:span>: <text:span text:style-name="T3">install IPA server in server machine</text:span></text:p>
      <text:p text:style-name="P11"/>
      <text:p text:style-name="P13">[server]</text:p>
      <text:p text:style-name="P13">1) =&gt; ipa-server-install --<text:span text:style-name="T9">setup-dns</text:span></text:p>
      <text:p text:style-name="P13"/>
      <text:p text:style-name="P13"/>
      <text:p text:style-name="P13"><text:tab/><text:tab/><text:span text:style-name="T4">8</text:span>-1: Do you want to configure integreted DNS? </text:p>
      <text:p text:style-name="P13"><text:tab/><text:tab/><text:tab/>=&gt;yes</text:p>
      <text:p text:style-name="P13"><text:tab/><text:tab/><text:span text:style-name="T4">8</text:span>-<text:span text:style-name="T5">2</text:span>: Server Host name [ipa.test.system] </text:p>
      <text:p text:style-name="P13"><text:tab/><text:tab/><text:tab/>=&gt;[Enter]</text:p>
      <text:p text:style-name="P13"><text:soft-page-break/><text:tab/><text:tab/><text:span text:style-name="T4">8</text:span>-<text:span text:style-name="T5">3</text:span>: Please confirm Domain name [test.system]? </text:p>
      <text:p text:style-name="P13"><text:tab/><text:tab/><text:tab/>=&gt;[Enter]</text:p>
      <text:p text:style-name="P13"><text:tab/><text:tab/><text:span text:style-name="T4">8</text:span>-<text:span text:style-name="T5">4</text:span>: Please provide a realm name [TEST.SYSTEM]? </text:p>
      <text:p text:style-name="P13"><text:tab/><text:tab/><text:tab/>=&gt;[Enter]</text:p>
      <text:p text:style-name="P13"><text:tab/><text:tab/><text:span text:style-name="T4">8</text:span>-<text:span text:style-name="T5">5</text:span>: Directory manager password? </text:p>
      <text:p text:style-name="P13"><text:tab/><text:tab/><text:tab/>=&gt;&lt;give_a_password&gt;</text:p>
      <text:p text:style-name="P13"><text:tab/><text:tab/><text:tab/>example: admin@ipa</text:p>
      <text:p text:style-name="P13"><text:tab/><text:tab/><text:span text:style-name="T4">8</text:span>-<text:span text:style-name="T5">6</text:span>: IPA admin Password? </text:p>
      <text:p text:style-name="P13"><text:tab/><text:tab/><text:tab/>=&gt;&lt;give_a_password&gt;</text:p>
      <text:p text:style-name="P13"><text:tab/><text:tab/><text:tab/>example: admin@redhat</text:p>
      <text:p text:style-name="P13"><text:tab/><text:tab/><text:span text:style-name="T4">8</text:span>-<text:span text:style-name="T5">7</text:span>: Do you want to configure <text:s/>DNS <text:span text:style-name="T5">Forwarders</text:span>? </text:p>
      <text:p text:style-name="P13"><text:tab/><text:tab/><text:tab/>=&gt;yes</text:p>
      <text:p text:style-name="P13"><text:tab/><text:tab/><text:span text:style-name="T4">8</text:span>-<text:span text:style-name="T5">8</text:span>: Do you want t<text:span text:style-name="T5">hese servers as</text:span> <text:s/>DNS <text:span text:style-name="T5">Forwarders</text:span>? </text:p>
      <text:p text:style-name="P13"><text:tab/><text:tab/><text:tab/>=&gt;yes</text:p>
      <text:p text:style-name="P13"><text:tab/><text:tab/><text:span text:style-name="T4">8</text:span>-<text:span text:style-name="T5">9</text:span>: Do you want to <text:span text:style-name="T5">search for missing reverse zone</text:span>? </text:p>
      <text:p text:style-name="P13"><text:tab/><text:tab/><text:tab/>=&gt;<text:span text:style-name="T5">no</text:span><text:tab/></text:p>
      <text:p text:style-name="P13"><text:tab/><text:tab/><text:span text:style-name="T4">8</text:span>-<text:span text:style-name="T5">10</text:span>: <text:span text:style-name="T5">Continue to configure the system with these values</text:span>? </text:p>
      <text:p text:style-name="P13"><text:tab/><text:tab/><text:tab/>=&gt;<text:span text:style-name="T5">yes</text:span></text:p>
      <text:p text:style-name="P13"/>
      <text:p text:style-name="P4">step<text:span text:style-name="T4">9</text:span>: <text:span text:style-name="T4">Configure users Home Directory and firewall</text:span></text:p>
      <text:p text:style-name="P4"/>
      <text:p text:style-name="P25">[server]</text:p>
      <text:p text:style-name="P16">1) =&gt;authconfig –enablemkhomedir –update</text:p>
      <text:p text:style-name="P11"/>
      <text:p text:style-name="P11"/>
      <text:p text:style-name="P4">step<text:span text:style-name="T4">10</text:span>: <text:span text:style-name="T4">adding service to firewall</text:span></text:p>
      <text:p text:style-name="P4"/>
      <text:p text:style-name="P16">1) =&gt;firewall-cmd –premanent –add-service=’freeipa-ldap’</text:p>
      <text:p text:style-name="P17">1) =&gt;firewall-cmd –premanent –add-service=’<text:span text:style-name="T10">ntp</text:span>’</text:p>
      <text:p text:style-name="P17">1) =&gt;firewall-cmd –premanent –add-service=’<text:span text:style-name="T10">http</text:span>’</text:p>
      <text:p text:style-name="P17">1) =&gt;firewall-cmd –premanent –add-service=’<text:span text:style-name="T10">https</text:span>’</text:p>
      <text:p text:style-name="P17">1) =&gt;firewall-cmd –premanent –add-service=’<text:span text:style-name="T10">ldap</text:span>’</text:p>
      <text:p text:style-name="P17"><text:soft-page-break/>1) =&gt;firewall-cmd –premanent –add-service=’ldap<text:span text:style-name="T10">s</text:span>’</text:p>
      <text:p text:style-name="P17">1) =&gt;firewall-cmd –premanent –add-service=’<text:span text:style-name="T10">kerberos</text:span>’</text:p>
      <text:p text:style-name="P17">1) =&gt;firewall-cmd –premanent –add-service=’<text:span text:style-name="T10">kpasswd</text:span>’</text:p>
      <text:p text:style-name="P17">1) =&gt;firewall-cmd –premanent –add-service=’<text:span text:style-name="T10">dns</text:span>’</text:p>
      <text:p text:style-name="P16"><text:bookmark-start text:name="__DdeLink__533_2450654835"/>2) =&gt; firewall-cmd –reload<text:bookmark-end text:name="__DdeLink__533_2450654835"/></text:p>
      <text:p text:style-name="P16"/>
      <text:p text:style-name="P4">step<text:span text:style-name="T4">11</text:span>: <text:span text:style-name="T4">checking if everything running</text:span></text:p>
      <text:p text:style-name="P4"/>
      <text:p text:style-name="P16">1)=&gt;ipactl status</text:p>
      <text:p text:style-name="P16"/>
      <text:p text:style-name="P16"/>
      <text:p text:style-name="P16"/>
      <text:p text:style-name="P5">step<text:span text:style-name="T4">10</text:span>: <text:span text:style-name="T4">adding port to firewall</text:span></text:p>
      <text:p text:style-name="P5"/>
      <text:p text:style-name="P17">1) =&gt;firewall-cmd --permanent --zone=public –add-port={80/tcp,443/tcp,302/tcp,636/tcp,88/tcp,464/tcp,53/tcp,88/udp,464/udp,53/udp,123/udp}</text:p>
      <text:p text:style-name="P18">2) =&gt; firewall-cmd –reload</text:p>
      <text:p text:style-name="P17"/>
      <text:p text:style-name="P17"/>
      <text:p text:style-name="P4">step<text:span text:style-name="T4">12</text:span>: <text:s/><text:span text:style-name="T4">initialize the admin user [varify weather the admin user get token from the kerberos] [you can login with just the user and password but to login with kerberos you have to issue the command]</text:span></text:p>
      <text:p text:style-name="P1">[server]</text:p>
      <text:p text:style-name="P16">1)=&gt; kinit admin</text:p>
      <text:p text:style-name="P16"><text:tab/>[password: ] [same password for installation during FreeIPA]</text:p>
      <text:p text:style-name="P16"><text:s/>2)=&gt; klist </text:p>
      <text:p text:style-name="P16"/>
      <text:p text:style-name="P7">step<text:span text:style-name="T4">12</text:span>: <text:s/><text:span text:style-name="T12">reboot the system again</text:span></text:p>
      <text:p text:style-name="P7"/>
      <text:p text:style-name="P19">2)=&gt; <text:span text:style-name="T12">reboot</text:span></text:p>
      <text:p text:style-name="P16"><text:soft-page-break/><text:tab/></text:p>
      <text:p text:style-name="P20"/>
      <text:p text:style-name="P4">step<text:span text:style-name="T4">16</text:span>: <text:span text:style-name="T7">Go to the administration page and login with username and password </text:span></text:p>
      <text:p text:style-name="P1">[<text:span text:style-name="T6">server</text:span>]</text:p>
      <text:p text:style-name="P19"/>
      <text:p text:style-name="P19"><text:tab/><text:span text:style-name="T6">username: </text:span><text:a xlink:type="simple" xlink:href="mailto:admin@test.system" text:style-name="Internet_20_link" text:visited-style-name="Visited_20_Internet_20_Link"><text:span text:style-name="T6">admin</text:span></text:a></text:p>
      <text:p text:style-name="P19"><text:tab/><text:span text:style-name="T6">password: &lt;admin_password&gt;</text:span></text:p>
      <text:p text:style-name="P19"/>
      <text:p text:style-name="P8">[go to web browser to url “<text:a xlink:type="simple" xlink:href="http://ipa.test.system/" text:style-name="Internet_20_link" text:visited-style-name="Visited_20_Internet_20_Link">http://ipa.test.system</text:a>”]</text:p>
      <text:p text:style-name="P8"/>
      <text:p text:style-name="P8"/>
      <text:p text:style-name="P4">step<text:span text:style-name="T4">16</text:span>: <text:span text:style-name="T7">create a user in the administration page</text:span></text:p>
      <text:p text:style-name="P1">[<text:span text:style-name="T6">server</text:span>]</text:p>
      <text:p text:style-name="P1"/>
      <text:p text:style-name="P8">username: <text:span text:style-name="T2">&lt;give a username&gt; / ex: ipa1</text:span></text:p>
      <text:p text:style-name="P8">Firstname: <text:span text:style-name="T2">ipa</text:span></text:p>
      <text:p text:style-name="P8">lastname <text:s/>: <text:span text:style-name="T2">user1</text:span></text:p>
      <text:p text:style-name="P8">password : <text:span text:style-name="T2">&lt;give_password&gt; /ex: redhat@ipa1</text:span></text:p>
      <text:p text:style-name="P4"/>
      <text:p text:style-name="P23"/>
      <text:p text:style-name="P7">step<text:span text:style-name="T4">16</text:span>: <text:span text:style-name="T12">setting reverse dns discovery</text:span></text:p>
      <text:p text:style-name="P9"/>
      <text:p text:style-name="P2">[<text:span text:style-name="T6">server</text:span>]</text:p>
      <text:p text:style-name="P2"/>
      <text:p text:style-name="P23">in the administration page go to</text:p>
      <text:p text:style-name="P23"/>
      <text:p text:style-name="P23">[NETWORK SERVICES] →[DNS] → [DNS ZONES] → [ADD.ARPA] → [ADD]</text:p>
      <text:p text:style-name="P23"/>
      <text:p text:style-name="P23">RECORD NAME : <text:span text:style-name="T13">103 </text:span><text:s/><text:span text:style-name="T14">//because the last number of ip </text:span></text:p>
      <text:p text:style-name="P28">is 103 [192.168.0.<text:span text:style-name="T13">103</text:span>]</text:p>
      <text:p text:style-name="P29"/>
      <text:p text:style-name="P28"><text:soft-page-break/>RECORD TYPE: PTR</text:p>
      <text:p text:style-name="P28"/>
      <text:p text:style-name="P28">HOSTNAME: client1.it.local<text:span text:style-name="T15">.</text:span></text:p>
      <text:p text:style-name="P28"/>
      <text:p text:style-name="P28">[remember the (.) after the client.it.local in the hostname is important]</text:p>
      <text:p text:style-name="P28">Thats all the server configuration now we have to configure the client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4T12:12:59.842146482</meta:creation-date>
    <meta:editing-duration>PT9M51S</meta:editing-duration>
    <meta:editing-cycles>3</meta:editing-cycles>
    <meta:generator>LibreOffice/6.0.7.3$Linux_X86_64 LibreOffice_project/00m0$Build-3</meta:generator>
    <dc:date>2019-08-24T12:36:32.615689665</dc:date>
    <meta:document-statistic meta:table-count="0" meta:image-count="0" meta:object-count="0" meta:page-count="7" meta:paragraph-count="115" meta:word-count="608" meta:character-count="4351" meta:non-whitespace-character-count="3745"/>
  </office:meta>
</office:document-meta>
</file>